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TCaiyun" svg:font-family="STCaiyun"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nada-type-gibson" svg:font-family="canada-type-gibson" style:font-family-generic="roman" style:font-pitch="variable"/>
  </office:font-face-decls>
  <office:automatic-styles>
    <style:style style:name="Table1" style:family="table">
      <style:table-properties style:width="5.9931in" fo:margin-left="0.0035in" fo:margin-top="0in" fo:margin-bottom="0in" table:align="left" style:writing-mode="lr-tb"/>
    </style:style>
    <style:style style:name="Table1.A" style:family="table-column">
      <style:table-column-properties style:column-width="1.434in"/>
    </style:style>
    <style:style style:name="Table1.B" style:family="table-column">
      <style:table-column-properties style:column-width="2.5611in"/>
    </style:style>
    <style:style style:name="Table1.C" style:family="table-column">
      <style:table-column-properties style:column-width="1.997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Requirements" style:family="table">
      <style:table-properties style:width="6in" table:align="margins" style:shadow="none" style:may-break-between-rows="true" style:writing-mode="lr-tb" table:border-model="collapsing"/>
    </style:style>
    <style:style style:name="Requirements.A" style:family="table-column">
      <style:table-column-properties style:column-width="1.1875in" style:rel-column-width="1710*"/>
    </style:style>
    <style:style style:name="Requirements.B" style:family="table-column">
      <style:table-column-properties style:column-width="3.75in" style:rel-column-width="5400*"/>
    </style:style>
    <style:style style:name="Requirements.C" style:family="table-column">
      <style:table-column-properties style:column-width="1.0625in" style:rel-column-width="1530*"/>
    </style:style>
    <style:style style:name="Requirements.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Requirements.2" style:family="table-row">
      <style:table-row-properties fo:keep-together="auto"/>
    </style:style>
    <style:style style:name="Requirements.A2" style:family="table-cell">
      <style:table-cell-properties fo:background-color="#eeeeee" fo:padding="0in" fo:border-left="none" fo:border-right="none" fo:border-top="none" fo:border-bottom="0.75pt solid #999999" style:writing-mode="page">
        <style:background-image/>
      </style:table-cell-properties>
    </style:style>
    <style:style style:name="Requirements.B2" style:family="table-cell">
      <style:table-cell-properties fo:background-color="#eeeeee" fo:padding="0in" fo:border-left="none" fo:border-right="none" fo:border-top="none" fo:border-bottom="0.75pt solid #999999" style:writing-mode="page">
        <style:background-image/>
      </style:table-cell-properties>
    </style:style>
    <style:style style:name="Requirements.C2" style:family="table-cell">
      <style:table-cell-properties fo:background-color="#eeeeee" fo:padding="0in" fo:border-left="none" fo:border-right="none" fo:border-top="none" fo:border-bottom="0.75pt solid #999999" style:writing-mode="page">
        <style:background-image/>
      </style:table-cell-properties>
    </style:style>
    <style:style style:name="Requirements.3" style:family="table-row">
      <style:table-row-properties style:min-row-height="0.2576in" fo:keep-together="auto"/>
    </style:style>
    <style:style style:name="Requirements.B3" style:family="table-cell">
      <style:table-cell-properties fo:background-color="#eeeeee" fo:padding="0in" fo:border-left="none" fo:border-right="none" fo:border-top="none" fo:border-bottom="0.75pt solid #999999" style:writing-mode="page">
        <style:background-image/>
      </style:table-cell-properties>
    </style:style>
    <style:style style:name="Requirements.C3" style:family="table-cell">
      <style:table-cell-properties fo:background-color="#eeeeee" fo:padding="0in" fo:border-left="none" fo:border-right="none" fo:border-top="none" fo:border-bottom="0.75pt solid #999999" style:writing-mode="page">
        <style:background-image/>
      </style:table-cell-properties>
    </style:style>
    <style:style style:name="Requirements.B4" style:family="table-cell">
      <style:table-cell-properties fo:background-color="#eeeeee" fo:padding="0in" fo:border-left="none" fo:border-right="none" fo:border-top="none" fo:border-bottom="0.75pt solid #999999" style:writing-mode="page">
        <style:background-image/>
      </style:table-cell-properties>
    </style:style>
    <style:style style:name="Requirements.C4" style:family="table-cell">
      <style:table-cell-properties fo:background-color="#eeeeee" fo:padding="0in" fo:border-left="none" fo:border-right="none" fo:border-top="none" fo:border-bottom="0.75pt solid #999999" style:writing-mode="page">
        <style:background-image/>
      </style:table-cell-properties>
    </style:style>
    <style:style style:name="Requirements.5" style:family="table-row">
      <style:table-row-properties style:min-row-height="0.2576in"/>
    </style:style>
    <style:style style:name="Requirements.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Requirements.B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Requirements.C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table-properties style:width="6in" table:align="margins" style:shadow="none" style:may-break-between-rows="true" style:writing-mode="lr-tb" table:border-model="collapsing"/>
    </style:style>
    <style:style style:name="Table2.A" style:family="table-column">
      <style:table-column-properties style:column-width="1.1875in" style:rel-column-width="1710*"/>
    </style:style>
    <style:style style:name="Table2.B" style:family="table-column">
      <style:table-column-properties style:column-width="3.75in" style:rel-column-width="5400*"/>
    </style:style>
    <style:style style:name="Table2.C" style:family="table-column">
      <style:table-column-properties style:column-width="1.0625in" style:rel-column-width="1530*"/>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B2" style:family="table-cell">
      <style:table-cell-properties fo:background-color="#eeeeee" fo:padding="0in" fo:border-left="none" fo:border-right="none" fo:border-top="none" fo:border-bottom="0.75pt solid #999999" style:writing-mode="page">
        <style:background-image/>
      </style:table-cell-properties>
    </style:style>
    <style:style style:name="Table2.C2" style:family="table-cell">
      <style:table-cell-properties fo:background-color="#eeeeee" fo:padding="0in" fo:border-left="none" fo:border-right="none" fo:border-top="none" fo:border-bottom="0.75pt solid #999999" style:writing-mode="page">
        <style:background-image/>
      </style:table-cell-properties>
    </style:style>
    <style:style style:name="Table2.B3" style:family="table-cell">
      <style:table-cell-properties fo:background-color="#eeeeee" fo:padding="0in" fo:border-left="none" fo:border-right="none" fo:border-top="none" fo:border-bottom="0.75pt solid #999999" style:writing-mode="page">
        <style:background-image/>
      </style:table-cell-properties>
    </style:style>
    <style:style style:name="Table2.C3" style:family="table-cell">
      <style:table-cell-properties fo:background-color="#eeeeee" fo:padding="0in" fo:border-left="none" fo:border-right="none" fo:border-top="none" fo:border-bottom="0.75pt solid #999999" style:writing-mode="page">
        <style:background-image/>
      </style:table-cell-properties>
    </style:style>
    <style:style style:name="Table2.A4"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B4"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C4"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Normal_20__28_Web_29_">
      <loext:graphic-properties draw:fill="solid" draw:fill-color="#ffffff"/>
      <style:paragraph-properties fo:margin-top="0.1945in" fo:margin-bottom="0.1945in" style:contextual-spacing="false" fo:background-color="#ffffff"/>
    </style:style>
    <style:style style:name="P2" style:family="paragraph" style:parent-style-name="Normal_20__28_Web_29_">
      <loext:graphic-properties draw:fill="solid" draw:fill-color="#ffffff"/>
      <style:paragraph-properties fo:margin-top="0.1945in" fo:margin-bottom="0.1945in" style:contextual-spacing="false" fo:break-before="page" fo:background-color="#ffffff"/>
    </style:style>
    <style:style style:name="P3" style:family="paragraph" style:parent-style-name="Normal_20__28_Web_29_">
      <loext:graphic-properties draw:fill="solid" draw:fill-color="#ffffff"/>
      <style:paragraph-properties fo:margin-left="0in" fo:margin-right="0in" fo:margin-top="0.1945in" fo:margin-bottom="0.1945in" style:contextual-spacing="false" fo:text-indent="0.5in" style:auto-text-indent="false" fo:background-color="#ffffff"/>
    </style:style>
    <style:style style:name="P4" style:family="paragraph" style:parent-style-name="Normal_20__28_Web_29_">
      <loext:graphic-properties draw:fill="solid" draw:fill-color="#ffffff"/>
      <style:paragraph-properties fo:margin-top="0.1945in" fo:margin-bottom="0.1945in" style:contextual-spacing="false" fo:background-color="#ffffff"/>
      <style:text-properties officeooo:paragraph-rsid="000ceae0"/>
    </style:style>
    <style:style style:name="P5" style:family="paragraph" style:parent-style-name="Standard">
      <style:paragraph-properties fo:text-align="center" style:justify-single-word="false"/>
    </style:style>
    <style:style style:name="P6" style:family="paragraph" style:parent-style-name="Standard">
      <style:text-properties fo:font-size="12pt" style:font-size-asian="12pt"/>
    </style:style>
    <style:style style:name="P7" style:family="paragraph" style:parent-style-name="Standard">
      <style:paragraph-properties fo:padding-left="0in" fo:padding-right="0in" fo:padding-top="0in" fo:padding-bottom="0.0138in" fo:border-left="none" fo:border-right="none" fo:border-top="none" fo:border-bottom="1.5pt solid #000000"/>
      <style:text-properties fo:font-size="12pt" style:font-size-asian="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language-asian="en" style:country-asian="US"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language="en" fo:country="US" style:letter-kerning="false" style:language-asian="en" style:country-asian="US" style:language-complex="ar" style:country-complex="SA"/>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ceae0" officeooo:paragraph-rsid="000ceae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ceae0" officeooo:paragraph-rsid="000ceae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ddca0" officeooo:paragraph-rsid="000ddca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6pt" fo:font-weight="bold" style:font-size-asian="16pt" style:font-weight-asian="bold"/>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style>
    <style:style style:name="T5" style:family="text">
      <style:text-properties fo:font-size="12pt" fo:font-weight="bold" style:font-size-asian="12pt" style:font-weight-asian="bold" style:font-size-complex="12pt"/>
    </style:style>
    <style:style style:name="T6" style:family="text">
      <style:text-properties fo:color="#000000" loext:opacity="100%" style:font-name-asian="STCaiyun"/>
    </style:style>
    <style:style style:name="T7" style:family="text">
      <style:text-properties fo:color="#000000" loext:opacity="100%" style:font-name-asian="STCaiyun"/>
    </style:style>
    <style:style style:name="T8" style:family="text">
      <style:text-properties fo:color="#000000" loext:opacity="100%" fo:font-weight="normal" style:font-name-asian="STCaiyun" style:font-weight-asian="normal" style:font-weight-complex="normal"/>
    </style:style>
    <style:style style:name="T9" style:family="text">
      <style:text-properties fo:color="#666666" loext:opacity="100%" style:font-name="canada-type-gibson"/>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CS114 Introduction to Software Engineering</text:span><text:span text:style-name="T1"/></text:p>
      <text:p text:style-name="P5"><text:span text:style-name="T1">STEP 2 </text:span><text:span text:style-name="T1"/></text:p>
      <text:p text:style-name="P5"><text:span text:style-name="T1">Software Requirements Document and Project Title</text:span><text:span text:style-name="T1"/></text:p>
      <text:p text:style-name="Standard"/>
      <text:p text:style-name="P7"/>
      <text:p text:style-name="P6"/>
      <text:p text:style-name="Standard"><text:span text:style-name="T4">Objective:</text:span><text:span text:style-name="T4"/></text:p>
      <text:p text:style-name="P1">Submit requirements document. Most professional projects start with a requirements document. <text:s/>It is a way to plan the project as well as an agreement between client and the company that is developing software. The expectations are in line with a freshman class. <text:s/>What you must add should be complete but concise. Please use full sentences to write short paragraphs (5 - 7 sentences) and simple explanations. As the project develops you will have a chance to make changes. <text:s/>This helps you plan but does not lock you in.</text:p>
      <text:p text:style-name="P1">Please pick a short project title.</text:p>
      <text:p text:style-name="Standard"><text:span text:style-name="T4">Procedure:</text:span><text:span text:style-name="T4"/></text:p>
      <text:p text:style-name="Standard"><text:span text:style-name="T3">Please read the blog: </text:span><text:a xlink:type="simple" xlink:href="https://www.perforce.com/blog/alm/how-write-software-requirements-specification-srs-document" text:style-name="Internet_20_link" text:visited-style-name="Visited_20_Internet_20_Link"><text:span text:style-name="Internet_20_link">perforce.com</text:span></text:a> <text:s/><text:span text:style-name="T3">for a guideline to creating a requirements document and fill it in with your project information and submit to BrightSpace (Step 2 Assignment).</text:span><text:span text:style-name="T3"/></text:p>
      <text:p text:style-name="P8"/>
      <text:p text:style-name="Standard"><text:span text:style-name="T3">After reading the blog, follow the below outline to create your document:</text:span><text:span text:style-name="T3"/></text:p>
      <text:p text:style-name="P1"><text:span text:style-name="Strong"><text:span text:style-name="T6">1. Introduction: Max</text:span></text:span><text:span text:style-name="T6"/></text:p>
      <text:p text:style-name="P3"><text:span text:style-name="Strong"><text:span text:style-name="T8">The purpose of the proposed product is to give students a reliable method of sharing class notes, rating classes or professors, and collaborating on class work. The target audience of this product is students, specifically at Southern New Hampshire University (SNHU). This product will provide an opportunity for students to catch up on notetaking after missing a class, prepare for quizzes and exams by using others’ notes to augment their own, and prepare next semesters students by sharing information such as class and professor ratings or comments. This product benefits students by providing extra resources specific to their classes. It also benefits professors by providing a method of feedback that is not directly affiliated with the university, as well as a method of checking students notes to ensure the topics are well understood. </text:span></text:span><text:span text:style-name="T6"/></text:p>
      <text:p text:style-name="P1"><text:span text:style-name="Strong"><text:span text:style-name="T6">2. Overall Description: Tim</text:span></text:span><text:span text:style-name="T6"/></text:p>
      <text:p text:style-name="P1"><text:span text:style-name="T6">           2.1 User Needs</text:span><text:span text:style-name="T6"/></text:p>
      <text:p text:style-name="P1"><text:span text:style-name="T6">           2.2 Assumptions and Dependencies</text:span><text:span text:style-name="T6"/></text:p>
      <text:p text:style-name="P1"><text:span text:style-name="Strong"><text:span text:style-name="T6"/></text:span></text:p>
      <text:p text:style-name="P2"><text:span text:style-name="Strong"><text:span text:style-name="T6">3. System Features and Requirements: Joe</text:span></text:span><text:span text:style-name="T6"/></text:p>
      <text:p text:style-name="P4"><text:span text:style-name="T6">            3.1 Requirements</text:span><text:span text:style-name="T6"/></text:p>
      <table:table table:name="Table2" table:style-name="Table2" table:template-name="Elegant">
        <table:table-column table:style-name="Table2.A"/>
        <table:table-column table:style-name="Table2.B"/>
        <table:table-column table:style-name="Table2.C"/>
        <table:table-row>
          <table:table-cell table:style-name="Table2.A1" office:value-type="string">
            <text:p text:style-name="P11">Reqt. Number</text:p>
          </table:table-cell>
          <table:table-cell table:style-name="Table2.A1" office:value-type="string">
            <text:p text:style-name="P11">Memo</text:p>
          </table:table-cell>
          <table:table-cell table:style-name="Table2.A1" office:value-type="string">
            <text:p text:style-name="P11">Type</text:p>
          </table:table-cell>
        </table:table-row>
        <table:table-row table:style-name="Table2.2">
          <table:table-cell table:style-name="Table2.A2" office:value-type="string">
            <text:p text:style-name="P12">3.1.1</text:p>
          </table:table-cell>
          <table:table-cell table:style-name="Table2.B2" office:value-type="string">
            <text:p text:style-name="P13">Program will connect to the internet</text:p>
          </table:table-cell>
          <table:table-cell table:style-name="Table2.C2" office:value-type="string">
            <text:p text:style-name="P13">Functional</text:p>
          </table:table-cell>
        </table:table-row>
        <table:table-row table:style-name="Table2.2">
          <table:table-cell table:style-name="Table2.A2" office:value-type="string">
            <text:p text:style-name="P13">3.1.2</text:p>
          </table:table-cell>
          <table:table-cell table:style-name="Table2.B3" office:value-type="string">
            <text:p text:style-name="P13">Program will display state of connection and server version</text:p>
          </table:table-cell>
          <table:table-cell table:style-name="Table2.C3" office:value-type="string">
            <text:p text:style-name="P13">Functional</text:p>
          </table:table-cell>
        </table:table-row>
        <table:table-row table:style-name="Table2.2">
          <table:table-cell table:style-name="Table2.A4" office:value-type="string">
            <text:p text:style-name="P13">3.1.3</text:p>
          </table:table-cell>
          <table:table-cell table:style-name="Table2.B4" office:value-type="string">
            <text:p text:style-name="P13">Client program will be cross platform and open source</text:p>
          </table:table-cell>
          <table:table-cell table:style-name="Table2.C4" office:value-type="string">
            <text:p text:style-name="P13">Design</text:p>
          </table:table-cell>
        </table:table-row>
      </table:table>
      <text:p text:style-name="P4"><text:span text:style-name="T6">            3.2 System Features</text:span><text:span text:style-name="T6"/></text:p>
      <table:table table:name="Requirements" table:style-name="Requirements" table:template-name="Elegant">
        <table:table-column table:style-name="Requirements.A"/>
        <table:table-column table:style-name="Requirements.B"/>
        <table:table-column table:style-name="Requirements.C"/>
        <table:table-row>
          <table:table-cell table:style-name="Requirements.A1" office:value-type="string">
            <text:p text:style-name="P11">Reqt. Number</text:p>
          </table:table-cell>
          <table:table-cell table:style-name="Requirements.A1" office:value-type="string">
            <text:p text:style-name="P11">Memo</text:p>
          </table:table-cell>
          <table:table-cell table:style-name="Requirements.A1" office:value-type="string">
            <text:p text:style-name="P11">Type</text:p>
          </table:table-cell>
        </table:table-row>
        <table:table-row table:style-name="Requirements.2">
          <table:table-cell table:style-name="Requirements.A2" office:value-type="string">
            <text:p text:style-name="P12">3.2.1</text:p>
          </table:table-cell>
          <table:table-cell table:style-name="Requirements.B2" office:value-type="string">
            <text:p text:style-name="P12">Our program should be able to connect and retrieve some basic data about any class stored on the server.</text:p>
          </table:table-cell>
          <table:table-cell table:style-name="Requirements.C2" office:value-type="string">
            <text:p text:style-name="P12">Feature</text:p>
          </table:table-cell>
        </table:table-row>
        <table:table-row table:style-name="Requirements.3">
          <table:table-cell table:style-name="Requirements.A2" office:value-type="string">
            <text:p text:style-name="P12">3.2.2</text:p>
          </table:table-cell>
          <table:table-cell table:style-name="Requirements.B3" office:value-type="string">
            <text:p text:style-name="P12">The program will handle being disconnected and display an error.</text:p>
          </table:table-cell>
          <table:table-cell table:style-name="Requirements.C3" office:value-type="string">
            <text:p text:style-name="P12">Feature</text:p>
          </table:table-cell>
        </table:table-row>
        <table:table-row table:style-name="Requirements.3">
          <table:table-cell table:style-name="Requirements.A2" office:value-type="string">
            <text:p text:style-name="P12">3.2.3</text:p>
          </table:table-cell>
          <table:table-cell table:style-name="Requirements.B4" office:value-type="string">
            <text:p text:style-name="P12">The program will be able to link to static content such as a syllabus pdf</text:p>
          </table:table-cell>
          <table:table-cell table:style-name="Requirements.C4" office:value-type="string">
            <text:p text:style-name="P12">Future Feature</text:p>
          </table:table-cell>
        </table:table-row>
        <table:table-row table:style-name="Requirements.5">
          <table:table-cell table:style-name="Requirements.A5" office:value-type="string">
            <text:p text:style-name="P12">3.2.4</text:p>
          </table:table-cell>
          <table:table-cell table:style-name="Requirements.B5" office:value-type="string">
            <text:p text:style-name="P12">The program will allow users to submit comments for others to read</text:p>
          </table:table-cell>
          <table:table-cell table:style-name="Requirements.C5" office:value-type="string">
            <text:p text:style-name="P12">Future Feature</text:p>
          </table:table-cell>
        </table:table-row>
      </table:table>
      <text:p text:style-name="P4"><text:span text:style-name="T9"> </text:span><text:span text:style-name="T10">Deliverables:</text:span><text:span text:style-name="T10"/></text:p>
      <text:p text:style-name="Standard"><text:span text:style-name="T3">1 – First version of requirements document (word file). </text:span><text:span text:style-name="T3"/></text:p>
      <text:p text:style-name="Standard"><text:span text:style-name="T3">2 – Project Title:</text:span><text:span text:style-name="T3"/></text:p>
      <text:p text:style-name="P8"/>
      <text:p text:style-name="Standard"><text:span text:style-name="T5">Person Submitting Requirements Document: ______________________</text:span><text:span text:style-name="T5"/></text:p>
      <text:p text:style-name="Standard"/>
      <text:p text:style-name="Standard"><text:span text:style-name="T3">In the table below please list your participation/effort level (1-3, 3 is best). <text:s/>Comments should be complete sentences.</text:span><text:span text:style-name="T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3">Name</text:span><text:span text:style-name="T3"/></text:p>
          </table:table-cell>
          <table:table-cell table:style-name="Table1.A1" office:value-type="string">
            <text:p text:style-name="P10"><text:span text:style-name="T3">participation/effort level (1-3)</text:span><text:span text:style-name="T3"/></text:p>
          </table:table-cell>
          <table:table-cell table:style-name="Table1.A1" office:value-type="string">
            <text:p text:style-name="P10"><text:span text:style-name="T3">Comments</text:span><text:span text:style-name="T3"/></text:p>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TCaiyun" svg:font-family="STCaiyun"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nada-type-gibson" svg:font-family="canada-type-gibso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line-height="108%"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keep-with-next="always"/>
      <style:text-properties fo:font-size="12pt" style:font-size-asian="12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 style:font-family-generic-complex="system" style:font-pitch-complex="variable" style:font-size-complex="11pt"/>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pple-style-span" style:family="text" style:parent-style-name="Default_20_Paragraph_20_Font"/>
    <style:style style:name="apple-converted-space" style:family="text" style:parent-style-name="Default_20_Paragraph_20_Fon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rbara</meta:initial-creator>
    <meta:editing-cycles>45</meta:editing-cycles>
    <meta:print-date>2020-03-20T01:25:00</meta:print-date>
    <meta:creation-date>2023-02-21T21:15:00</meta:creation-date>
    <dc:date>2023-03-01T11:22:25.328566776</dc:date>
    <meta:editing-duration>PT4H59M23S</meta:editing-duration>
    <meta:generator>LibreOffice/7.5.0.3$Linux_X86_64 LibreOffice_project/50$Build-3</meta:generator>
    <meta:document-statistic meta:table-count="3" meta:image-count="0" meta:object-count="0" meta:page-count="2" meta:paragraph-count="52" meta:word-count="451" meta:character-count="2893" meta:non-whitespace-character-count="2437"/>
    <meta:user-defined meta:name="AppVersion">16.0000</meta:user-defined>
    <meta:template xlink:type="simple" xlink:actuate="onRequest" xlink:title="Normal" xlink:href=""/>
  </office:meta>
</office:document-meta>
</file>